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BE00000245B0F3437FACA3E610.png" manifest:media-type="image/png"/>
  <manifest:file-entry manifest:full-path="Pictures/10000201000002AF000000BE68B054D740DAE02A.png" manifest:media-type="image/png"/>
  <manifest:file-entry manifest:full-path="Pictures/10000201000004F8000002F6F4748A279D39500E.png" manifest:media-type="image/png"/>
  <manifest:file-entry manifest:full-path="Pictures/10000201000004B0000001A8494D00E94942CC28.png" manifest:media-type="image/png"/>
  <manifest:file-entry manifest:full-path="Pictures/10000201000002B000000178ACC1F1E75058C750.png" manifest:media-type="image/png"/>
  <manifest:file-entry manifest:full-path="Pictures/10000201000004FB000001E89EC30D808A39672D.png" manifest:media-type="image/png"/>
  <manifest:file-entry manifest:full-path="Pictures/10000201000001F60000025009ABC3AF08B77E21.png" manifest:media-type="image/png"/>
  <manifest:file-entry manifest:full-path="Pictures/10000201000004B000000166C1173512980F0638.png" manifest:media-type="image/png"/>
  <manifest:file-entry manifest:full-path="Pictures/100002010000028000000129AD9D0DC3FB209131.png" manifest:media-type="image/png"/>
  <manifest:file-entry manifest:full-path="Pictures/10000201000004BE00000298241BF625923C2998.png" manifest:media-type="image/png"/>
  <manifest:file-entry manifest:full-path="Pictures/10000201000004AE00000272C0F6E6BD4C688F68.png" manifest:media-type="image/png"/>
  <manifest:file-entry manifest:full-path="Pictures/10000201000004BE000002725C518D42A726733A.png" manifest:media-type="image/png"/>
  <manifest:file-entry manifest:full-path="Pictures/10000201000004BF00000272B536CE9AFAFEC04D.png" manifest:media-type="image/png"/>
  <manifest:file-entry manifest:full-path="Pictures/10000201000004B00000021B08DDA040D8800D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in" fo:margin-bottom="0.1563in" loext:contextual-spacing="false" fo:line-height="100%" fo:break-before="auto" fo:break-after="auto" fo:padding="0in" fo:border="none"/>
    </style:style>
    <style:style style:name="P3" style:family="paragraph" style:parent-style-name="Standard" style:list-style-name="WWNum1">
      <style:paragraph-properties fo:margin-left="0.4165in" fo:margin-right="0in" fo:text-indent="-0.25in" style:auto-text-indent="false" fo:break-before="auto" fo:break-after="auto" fo:padding="0in" fo:border="none"/>
    </style:style>
    <style:style style:name="P4" style:family="paragraph" style:parent-style-name="Standard" style:list-style-name="WWNum2">
      <style:paragraph-properties fo:margin-left="0.4165in" fo:margin-right="0in" fo:text-indent="-0.25in" style:auto-text-indent="false" fo:break-before="auto" fo:break-after="auto" fo:padding="0in" fo:border="none"/>
    </style:style>
    <style:style style:name="P5" style:family="paragraph" style:parent-style-name="Standard">
      <style:paragraph-properties fo:margin-left="0in" fo:margin-right="0in" fo:text-indent="0in" style:auto-text-indent="false" fo:break-before="auto" fo:break-after="auto" fo:padding="0in" fo:border="none"/>
    </style:style>
    <style:style style:name="P6" style:family="paragraph" style:parent-style-name="Standard" style:master-page-name="Standard">
      <style:paragraph-properties style:page-number="1" fo:break-before="auto" fo:break-after="auto" fo:padding="0in" fo:border="none"/>
    </style:style>
    <style:style style:name="P7" style:family="paragraph" style:parent-style-name="Heading_20_2">
      <style:paragraph-properties fo:margin-top="0in" fo:margin-bottom="0.1563in" loext:contextual-spacing="false" fo:line-height="100%" fo:break-before="auto" fo:break-after="auto" fo:padding="0in" fo:border="none"/>
    </style:style>
    <style:style style:name="P8" style:family="paragraph" style:parent-style-name="Heading_20_2">
      <style:paragraph-properties fo:break-before="auto" fo:break-after="auto" fo:padding="0in" fo:border="none"/>
    </style:style>
    <style:style style:name="T1" style:family="text">
      <style:text-properties fo:color="#0000ee" style:text-underline-style="solid" style:text-underline-width="auto" style:text-underline-color="font-color"/>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style="italic" style:font-style-asian="italic"/>
    </style:style>
    <style:style style:name="T5"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 order to better serve client needs, {system-name } has streamlined the concepts and efforts of quality reporting participation, in order to serve all interested entities. If, as a standard, a business would like to track ongoing quality of care initiatives, or even participate in sponsored quality programs, {system-name } systems now offer a plethora of quantifiable and reportable measures, designed to track and improve overall care delivery.</text:p>
      <text:p text:style-name="P2">The following information is intended to walk users through the basic enrollment process, which will in turn allow for ongoing tracking of relevant care-specific data, processes, and outcomes. For detailed specifications regarding the available measures, please feel free to navigate to our <text:a xlink:type="simple" xlink:href="https://confluence.mieweb.com/display/MIG/Measures" text:style-name="ListLabel_20_19" text:visited-style-name="ListLabel_20_19"><text:span text:style-name="T1">Measures Specifications</text:span></text:a> documentation.</text:p>
      <text:p text:style-name="P7">Enroll via Quality Reporting Portlet</text:p>
      <text:list xml:id="list2710868292" text:style-name="WWNum1">
        <text:list-item>
          <text:p text:style-name="P3">Navigate to the {syslink "Quick View" "func=omniscope"} from the sidemenu, and locate the <text:span text:style-name="T2">Quality Reporting</text:span> portlet.</text:p>
        </text:list-item>
      </text:list>
      <text:p text:style-name="P5">{tip }<text:span text:style-name="T3"><text:line-break/></text:span>If the Quality Reporting portlet is not enabled, click the <text:span text:style-name="T2">Select Portlets</text:span> link toward the top of the page. Select the <text:span text:style-name="T4">Quality Reporting</text:span> portlet, and click the <text:span text:style-name="T2">Save</text:span> button.<text:span text:style-name="T3"><text:line-break/></text:span><draw:frame draw:style-name="fr1" draw:name="image5.png" text:anchor-type="as-char" svg:width="3.5335in" svg:height="4.1665in" draw:z-index="0"><draw:image xlink:href="Pictures/10000201000001F60000025009ABC3AF08B77E21.png" xlink:type="simple" xlink:show="embed" xlink:actuate="onLoad" loext:mime-type="image/png"/></draw:frame><text:span text:style-name="T3"><text:line-break/></text:span>{/tip}</text:p>
      <text:list xml:id="list71935883851635" text:continue-numbering="true" text:style-name="WWNum1">
        <text:list-item>
          <text:p text:style-name="P3">Click the {syslink "Enroll" "f=layout&amp;module=MIPS&amp;name=Advanced+Measure+Enrollment&amp;user_id=50&amp;redirect=f%3Domniscope&amp;tabmodule=+"} hyperlink to begin the enrollment process.<text:span text:style-name="T3"><text:line-break/><text:line-break/><text:line-break/><text:line-break/></text:span><draw:frame draw:style-name="fr1" draw:name="image11.png" text:anchor-type="as-char" svg:width="7.3701in" svg:height="2.6043in" draw:z-index="0"><draw:image xlink:href="Pictures/10000201000004B0000001A8494D00E94942CC28.png" xlink:type="simple" xlink:show="embed" xlink:actuate="onLoad" loext:mime-type="image/png"/></draw:frame></text:p>
        </text:list-item>
      </text:list>
      <text:p text:style-name="P5">{warning }<text:span text:style-name="T3"><text:line-break/></text:span>Ensure all participating provider profiles are edited with the correct National Provider Identifier (NPI) and Tax Identification Number (TIN), so that the JSON file to be submitted successfully uploads to the reporting website.<text:span text:style-name="T3"><text:line-break/></text:span><draw:frame draw:style-name="fr1" draw:name="image9.png" text:anchor-type="as-char" svg:width="6.8043in" svg:height="2.6043in" draw:z-index="0"><draw:image xlink:href="Pictures/10000201000004FB000001E89EC30D808A39672D.png" xlink:type="simple" xlink:show="embed" xlink:actuate="onLoad" loext:mime-type="image/png"/></draw:frame><text:span text:style-name="T3"><text:line-break/></text:span>{/warning}</text:p>
      <text:list xml:id="list71936371354523" text:continue-numbering="true" text:style-name="WWNum1">
        <text:list-item>
          <text:p text:style-name="P3">After the page loads, use the <text:span text:style-name="T4">Opt In</text:span> section to begin enrolling users, accordingly. Begin typing into the <text:span text:style-name="T2">User</text:span> autocomplete each name of the user(s)/provider(s) being enrolled. Multiple users/providers may be enrolled at one time.<text:span text:style-name="T3"><text:line-break/><text:line-break/><text:line-break/><text:line-break/></text:span><draw:frame draw:style-name="fr1" draw:name="image13.png" text:anchor-type="as-char" svg:width="8.0866in" svg:height="4.1665in" draw:z-index="0"><draw:image xlink:href="Pictures/10000201000004BF00000272B536CE9AFAFEC04D.png" xlink:type="simple" xlink:show="embed" xlink:actuate="onLoad" loext:mime-type="image/png"/></draw:frame></text:p>
        </text:list-item>
        <text:list-item>
          <text:p text:style-name="P3">If enrolling in a specific program, or one of the sponsored incentive programs, specify the <text:span text:style-name="T2">Start/End Dates</text:span> of the intended performance period. Otherwise, leave blank.<text:span text:style-name="T3"><text:line-break/><text:line-break/><text:line-break/><text:line-break/></text:span><draw:frame draw:style-name="fr1" draw:name="image12.png" text:anchor-type="as-char" svg:width="8.0807in" svg:height="4.1665in" draw:z-index="0"><draw:image xlink:href="Pictures/10000201000004BE000002725C518D42A726733A.png" xlink:type="simple" xlink:show="embed" xlink:actuate="onLoad" loext:mime-type="image/png"/></draw:frame></text:p>
        </text:list-item>
        <text:list-item>
          <text:p text:style-name="P3">Next, from the <text:span text:style-name="T2">Available Measures</text:span> table, select <text:span text:style-name="T5">all measures needing to be tracked</text:span>, specific to the relevant program(s) opted into by the enrolled provider(s). Filter the columns, as needed. <text:span text:style-name="T3"><text:line-break/></text:span><draw:frame draw:style-name="fr1" draw:name="image2.png" text:anchor-type="as-char" svg:width="7.6181in" svg:height="4.1665in" draw:z-index="0"><draw:image xlink:href="Pictures/10000201000004BE00000298241BF625923C2998.png" xlink:type="simple" xlink:show="embed" xlink:actuate="onLoad" loext:mime-type="image/png"/></draw:frame><text:span text:style-name="T3"><text:line-break/></text:span></text:p>
        </text:list-item>
      </text:list>
      <text:p text:style-name="P5">{info }<text:span text:style-name="T3"><text:line-break/></text:span>For more information on filtering tables and using the DataVis grids, see the <text:a xlink:type="simple" xlink:href="https://confluence.mieweb.com/display/MIG/Using+DataVis+Grids+-+Data+Tools" text:style-name="ListLabel_20_19" text:visited-style-name="ListLabel_20_19"><text:span text:style-name="T1">Using DataVis Grids</text:span></text:a> help documentation.<text:span text:style-name="T3"><text:line-break/></text:span>{/info}</text:p>
      <text:p text:style-name="P5"><text:span text:style-name="T3"><text:line-break/></text:span>{warning }<text:span text:style-name="T3"><text:line-break/></text:span><text:span text:style-name="T2">It is very important to select the correct measure associated with your Performance Period (i.e., 2018 measures for any performance period between 1-1-2018 to 12-31-2018, 2019 measures for any performance period between 1-1-2019 to 12-31-2019, etc.). Be sure to enroll in ONLY the measures for which supporting documentation can be provided, as outlined by the measure specification. DO NOT enroll in any measures for which supporting documentation cannot be provided in the event of an audit.</text:span><text:span text:style-name="T3"><text:line-break/></text:span>{/warning}<text:span text:style-name="T3"><text:line-break/><text:line-break/></text:span></text:p>
      <text:list xml:id="list71935395924747" text:continue-numbering="true" text:style-name="WWNum1">
        <text:list-item>
          <text:p text:style-name="P3">Once all necessary measures have been selected, click the <text:span text:style-name="T2">Submit</text:span> button. <text:span text:style-name="T3"><text:line-break/></text:span><draw:frame draw:style-name="fr1" draw:name="image6.png" text:anchor-type="as-char" svg:width="9.2764in" svg:height="4.1665in" draw:z-index="0"><draw:image xlink:href="Pictures/10000201000004B00000021B08DDA040D8800D24.png" xlink:type="simple" xlink:show="embed" xlink:actuate="onLoad" loext:mime-type="image/png"/></draw:frame><text:span text:style-name="T3"><text:line-break/></text:span></text:p>
        </text:list-item>
      </text:list>
      <text:p text:style-name="P5">{info }<text:span text:style-name="T3"><text:line-break/></text:span>The logged-in user will now be able to track the enrolled measures from the Quality Reporting portlet on the Quick View.<text:span text:style-name="T3"><text:line-break/></text:span><draw:frame draw:style-name="fr1" draw:name="image10.png" text:anchor-type="as-char" svg:width="5.6118in" svg:height="2.6043in" draw:z-index="0"><draw:image xlink:href="Pictures/100002010000028000000129AD9D0DC3FB209131.png" xlink:type="simple" xlink:show="embed" xlink:actuate="onLoad" loext:mime-type="image/png"/></draw:frame><text:span text:style-name="T3"><text:line-break/></text:span>{/info}</text:p>
      <text:p text:style-name="P8">Guided Enrollment</text:p>
      <text:p text:style-name="P1">As a means to assist with determining the necessary number of measures associated with a given program, or to simply guide the process of enrollment, {system-name } offers links to help drive the overall process.</text:p>
      <text:p text:style-name="P1">To begin, perform the following:</text:p>
      <text:list xml:id="list2128486014" text:style-name="WWNum2">
        <text:list-item>
          <text:p text:style-name="P4">Navigate to the  {syslink "Quick View" "func=omniscope"}  from the sidemenu, and locate the <text:span text:style-name="T2">Quality Reporting</text:span> portlet.</text:p>
        </text:list-item>
        <text:list-item>
          <text:p text:style-name="P4">Click the  {syslink "Enroll" "f=layout&amp;module=MIPS&amp;name=Advanced+Measure+Enrollment&amp;user_id=50&amp;redirect=f%3Domniscope&amp;tabmodule=+"}  hyperlink to begin the enrollment process.<text:span text:style-name="T3"><text:line-break/></text:span><draw:frame draw:style-name="fr1" draw:name="Image1" text:anchor-type="as-char" svg:width="7.3701in" svg:height="2.6043in" draw:z-index="0"><draw:image xlink:href="Pictures/10000201000004B0000001A8494D00E94942CC28.png" xlink:type="simple" xlink:show="embed" xlink:actuate="onLoad" loext:mime-type="image/png"/></draw:frame><text:span text:style-name="T3"><text:line-break/></text:span></text:p>
        </text:list-item>
        <text:list-item>
          <text:p text:style-name="P4">After the page loads, click the <text:span text:style-name="T2">Guided Enrollment</text:span> link that corresponds with the preferred program or type of tracking being performed. In this example, the guided process will walk through the steps and necessities associated with the MIPS program, offered through the Centers for Medicare and Medicaid Services (CMS).<text:span text:style-name="T3"><text:line-break/><text:line-break/><text:line-break/><text:line-break/></text:span><draw:frame draw:style-name="fr1" draw:name="image7.png" text:anchor-type="as-char" svg:width="7.9744in" svg:height="4.1665in" draw:z-index="0"><draw:image xlink:href="Pictures/10000201000004AE00000272C0F6E6BD4C688F68.png" xlink:type="simple" xlink:show="embed" xlink:actuate="onLoad" loext:mime-type="image/png"/></draw:frame></text:p>
        </text:list-item>
        <text:list-item>
          <text:p text:style-name="P4">When the page loads, <text:span text:style-name="T2">Instructions</text:span> will display at the top of the page. Review these instructions and continue through each section of the program, as appropriate.<text:span text:style-name="T3"><text:line-break/><text:line-break/><text:line-break/><text:line-break/></text:span><draw:frame draw:style-name="fr1" draw:name="image4.png" text:anchor-type="as-char" svg:width="8.7291in" svg:height="2.6043in" draw:z-index="0"><draw:image xlink:href="Pictures/10000201000004B000000166C1173512980F0638.png" xlink:type="simple" xlink:show="embed" xlink:actuate="onLoad" loext:mime-type="image/png"/></draw:frame></text:p>
        </text:list-item>
        <text:list-item>
          <text:p text:style-name="P4">Use the <text:span text:style-name="T4">Opt In</text:span> section to begin enrolling users, accordingly. Begin typing into the <text:span text:style-name="T2">User</text:span> autocomplete each name of the user(s)/provider(s) being enrolled. Multiple users/providers may be enrolled at one time.<text:span text:style-name="T3"><text:line-break/><text:line-break/><text:line-break/></text:span></text:p>
        </text:list-item>
        <text:list-item>
          <text:p text:style-name="P4">Because MIPS requires particular reporting periods for its measure categories, be sure to specify the <text:span text:style-name="T2">Period</text:span> for each performance category. Understand that all users/providers specified will be enrolled for the same period and measures selected. If different measures and periods are required for different users/providers, perform this step with each user/provider, individually. In this example, two providers will be enrolled for the minimum requirements and same performance period of the MIPS program.<text:span text:style-name="T3"><text:line-break/><text:line-break/><text:line-break/><text:line-break/></text:span><draw:frame draw:style-name="fr1" draw:name="image14.png" text:anchor-type="as-char" svg:width="6.9925in" svg:height="4.1665in" draw:z-index="0"><draw:image xlink:href="Pictures/10000201000004F8000002F6F4748A279D39500E.png" xlink:type="simple" xlink:show="embed" xlink:actuate="onLoad" loext:mime-type="image/png"/></draw:frame></text:p>
        </text:list-item>
        <text:list-item>
          <text:p text:style-name="P4">When all of the measures have been selected for the performance category, click the <text:span text:style-name="T2">Submit</text:span> button.<text:span text:style-name="T3"><text:line-break/></text:span></text:p>
        </text:list-item>
      </text:list>
      <text:p text:style-name="P5">{warning }<text:span text:style-name="T3"><text:line-break/></text:span><text:span text:style-name="T2">Be sure to enroll in ONLY the measures for which supporting documentation can be provided, as outlined by the measure specification. DO NOT enroll in any measures for which supporting documentation cannot be provided in the event of an audit.</text:span><text:span text:style-name="T3"><text:line-break/></text:span>{/warning}<text:span text:style-name="T3"><text:line-break/><text:line-break/><text:line-break/></text:span><draw:frame draw:style-name="fr1" draw:name="image8.png" text:anchor-type="as-char" svg:width="7.1563in" svg:height="1.9791in" draw:z-index="0"><draw:image xlink:href="Pictures/10000201000002AF000000BE68B054D740DAE02A.png" xlink:type="simple" xlink:show="embed" xlink:actuate="onLoad" loext:mime-type="image/png"/></draw:frame></text:p>
      <text:p text:style-name="P5"/>
      <text:list xml:id="list71935571983795" text:continue-numbering="true" text:style-name="WWNum2">
        <text:list-item>
          <text:p text:style-name="P4">If there are any additional performance categories, the page will refresh and load the instructions and Opt-In block, again, as well as any measures offered under that category. Follow the provided instructions and select any and all appropriate measures. Click the <text:span text:style-name="T2">Submit</text:span> button when ready to continue.<text:span text:style-name="T3"><text:line-break/><text:line-break/><text:line-break/></text:span></text:p>
        </text:list-item>
        <text:list-item>
          <text:p text:style-name="P4">Continue until all categories of the program have been updated.<text:span text:style-name="T3"><text:line-break/><text:line-break/><text:line-break/></text:span></text:p>
        </text:list-item>
        <text:list-item>
          <text:p text:style-name="P4">Once all categories are addressed and measures are successfully selected and submitted, Status for All Providers (enrolled) will display in grid form.<text:span text:style-name="T3"><text:line-break/><text:line-break/><text:line-break/><text:line-break/></text:span><draw:frame draw:style-name="fr1" draw:name="image1.png" text:anchor-type="as-char" svg:width="4.7654in" svg:height="2.6043in" draw:z-index="0"><draw:image xlink:href="Pictures/10000201000002B000000178ACC1F1E75058C750.png" xlink:type="simple" xlink:show="embed" xlink:actuate="onLoad" loext:mime-type="image/png"/></draw:frame></text:p>
        </text:list-item>
      </text:list>
      <text:p text:style-name="P8">Quality of Care Reports</text:p>
      <text:p text:style-name="P1">The available quality reports can be found under the Quality of Care tab of the Reports module. Depending on what information is needed, select from the <text:span text:style-name="T2">Provider Quality of Care Status</text:span>, the <text:span text:style-name="T2">Patient Quality of Care Status</text:span> report, or the <text:span text:style-name="T2">Quality Benchmark Report</text:span>, among others.</text:p>
      <text:p text:style-name="P1"/>
      <text:p text:style-name="P1"/>
      <text:p text:style-name="P1"><draw:frame draw:style-name="fr1" draw:name="image3.png" text:anchor-type="as-char" svg:width="8.7063in" svg:height="4.1665in" draw:z-index="0"><draw:image xlink:href="Pictures/10000201000004BE00000245B0F3437FACA3E610.png" xlink:type="simple" xlink:show="embed" xlink:actuate="onLoad" loext:mime-type="image/png"/></draw:frame>After selecting the appropriate report, all relevant statuses for either patient encounters or providers will display. These reports provide an overall view of the collected data, as it relates to the available meas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 meta:paragraph-count="31" meta:word-count="920" meta:character-count="6214" meta:non-whitespace-character-count="5282"/>
    <meta:generator>LibreOfficeDev/6.0.5.2$Linux_X86_64 LibreOffice_project/</meta:generator>
  </office:meta>
</office:document-meta>
</file>